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1" style:family="table">
      <style:table-properties style:width="17.013cm" fo:margin-left="0cm" fo:margin-right="-0.012cm" table:align="margins"/>
    </style:style>
    <style:style style:name="Tabell1.A" style:family="table-column">
      <style:table-column-properties style:column-width="1.005cm" style:rel-column-width="3872*"/>
    </style:style>
    <style:style style:name="Tabell1.B" style:family="table-column">
      <style:table-column-properties style:column-width="13.838cm" style:rel-column-width="53304*"/>
    </style:style>
    <style:style style:name="Tabell1.C" style:family="table-column">
      <style:table-column-properties style:column-width="2.17cm" style:rel-column-width="8359*"/>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C2" style:family="table-cell" style:data-style-name="N0">
      <style:table-cell-properties fo:padding="0.097cm" fo:border-left="0.002cm solid #000000" fo:border-right="0.002cm solid #000000" fo:border-top="none" fo:border-bottom="0.002cm solid #000000"/>
    </style:style>
    <style:style style:name="Tabell1.C4"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66pt" fo:font-weight="bold" style:font-size-asian="66pt" style:font-weight-asian="bold" style:font-size-complex="66pt" style:font-weight-complex="bold"/>
    </style:style>
    <style:style style:name="P2"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style>
    <style:style style:name="P14" style:family="paragraph" style:parent-style-name="Standard" style:list-style-name="L1">
      <style:paragraph-properties fo:text-align="start" style:justify-single-word="false"/>
    </style:style>
    <style:style style:name="P15" style:family="paragraph" style:parent-style-name="Standard" style:list-style-name="L2">
      <style:paragraph-properties fo:text-align="start" style:justify-single-word="false"/>
    </style:style>
    <style:style style:name="P16" style:family="paragraph" style:parent-style-name="Standard">
      <style:paragraph-properties fo:text-align="start" style:justify-single-word="false"/>
      <style:text-properties fo:font-weight="bold" style:font-weight-asian="bold" style:font-weight-complex="bold"/>
    </style:style>
    <style:style style:name="P17" style:family="paragraph" style:parent-style-name="Standard">
      <style:paragraph-properties fo:text-align="start" style:justify-single-word="false"/>
      <style:text-properties fo:font-weight="normal" style:font-weight-asian="normal" style:font-weight-complex="normal"/>
    </style:style>
    <style:style style:name="P18" style:family="paragraph" style:parent-style-name="Standard">
      <style:paragraph-properties fo:text-align="start"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A3B</text:p>
      <text:p text:style-name="P2">Kravspecifikation</text:p>
      <text:p text:style-name="P2"/>
      <text:p text:style-name="P3">Andersson, Adam</text:p>
      <text:p text:style-name="P3">Andersson, Conny</text:p>
      <text:p text:style-name="P3">Andersson, Martin</text:p>
      <text:p text:style-name="P3">Bolin, Andreas</text:p>
      <text:p text:style-name="P4"/>
      <text:p text:style-name="P4">2012-10-11</text:p>
      <text:p text:style-name="P4"/>
      <text:p text:style-name="P4"/>
      <text:p text:style-name="P9">Sammanfattning</text:p>
      <text:p text:style-name="P6"/>
      <text:p text:style-name="P5">Detta dokument ska specificera kraven för projektet A3B som genomförs i kursen TDDC76 <text:span text:style-name="T1">Programmering och datastrukturer. </text:span><text:span text:style-name="T2">Det innefattar <text:s/>bland annat en övergripande systembeskrivning följt av hur användargränssnittet ska se ut samt systemets funktioner. Projektet består av att implementera ett bokningssystem för hyrfordon i C++ med ett grafiskt gränssnitt.</text:span></text:p>
      <text:p text:style-name="P7"/>
      <text:p text:style-name="P7"/>
      <text:p text:style-name="P7"/>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20">Innehållsförteckning</text:p>
          </text:index-title>
          <text:p text:style-name="P19">Inledning<text:tab/>4</text:p>
          <text:p text:style-name="P19">Dokumentkonventioner<text:tab/>5</text:p>
          <text:p text:style-name="P19">Systembeskrivning<text:tab/>6</text:p>
          <text:p text:style-name="P19">Användargränssnitt<text:tab/>7</text:p>
          <text:p text:style-name="P19">Lagring av permanent data<text:tab/>9</text:p>
        </text:index-body>
      </text:table-of-content>
      <text:p text:style-name="P7"/>
      <text:p text:style-name="P10"><text:toc-mark-start text:id="IMark321760564" text:outline-level="1"/>Inledning<text:toc-mark-end text:id="IMark321760564"/></text:p>
      <text:p text:style-name="P8"/>
      <text:p text:style-name="P7">Projektet består av att implementera ett system i kursen <text:span text:style-name="T1">TDDC76 Programmering och datastrukturer. </text:span>I detta dokument specificeras kraven på systemet samt hur användargränssnittet kommer se ut. Senare kommer även en objektorienterad analys (OOA) samt objektorienterad design (OOD) göras och dokumenteras. Slutligen ska systemet implementeras i C++.</text:p>
      <text:p text:style-name="P7"/>
      <text:p text:style-name="P7">Systemet är ett bokningssystem för fordon med ett grafiskt gränssnitt mot operatören. I bokningssystemet ska man kunna boka fordon och även kunna hantera in- och utlämning av fordon.</text:p>
      <text:p text:style-name="P7">Vidare ska man även kunna söka fram bokningar och fordon. En databas kommer användas för bokningar samt en för fordon. Systemet ska täcka administrationsbehovet för en mindre uthyrningsstation.</text:p>
      <text:p text:style-name="P8"/>
      <text:p text:style-name="P7"/>
      <text:p text:style-name="P10"><text:toc-mark-start text:id="IMark321760564" text:outline-level="1"/>Dokumentkonventioner<text:toc-mark-end text:id="IMark321760564"/></text:p>
      <text:p text:style-name="P8"/>
      <text:p text:style-name="P7">Aktiv bokning: Med aktiv bokning menas de bokningar som lämnats ut men ej ännu återlämnats.</text:p>
      <text:p text:style-name="P10"><text:toc-mark-start text:id="IMark321760564" text:outline-level="1"/>Systembeskrivning<text:toc-mark-end text:id="IMark321760564"/></text:p>
      <text:p text:style-name="P8"/>
      <text:p text:style-name="P7">Systemet består av ett bokningssystem för fordon med ett grafiskt gränssnitt. Operatören bokar hyrfordon åt kunden enligt dennes önskemål om tid och typ av fordon. Vidare kan operatören <text:s/>gå in och söka efter bokningar för att ändra eller aktivera dessa. Vid utlämning av ett fordon ändras statusen för bokning till aktiv. Vid återlämning av fordon görs fordonet tillgängligt för bokning igen och mätarställning samt eventuella skador rapporteras in till systemet. Operatören kan även ändra den befintliga fordonsparken via systemet.</text:p>
      <text:p text:style-name="P7"/>
      <text:p text:style-name="P7">Vid för tidig utlämning av ett fordon ges operatören en varning. Om en bokning ej aktiveras kommer en förfrågan upp om man vill makulera bokningen. <text:s/></text:p>
      <text:p text:style-name="P7"/>
      <text:p text:style-name="P7">Systemet är tänkt att täcka administrationsbehovet för en mindre uthyrningsstation.</text:p>
      <text:p text:style-name="P7"/>
      <text:p text:style-name="P10"><text:toc-mark-start text:id="IMark321760564" text:outline-level="1"/>Användargränssnitt<text:toc-mark-end text:id="IMark321760564"/></text:p>
      <text:p text:style-name="P8"/>
      <text:p text:style-name="P7">Ett grafiskt gränssnitt används för att kommunicera med programmet. Grafiken kommer huvudsakligen bestå av fyra flikar:</text:p>
      <text:list xml:id="list1781804966" text:style-name="L1">
        <text:list-item>
          <text:p text:style-name="P14">Bokning </text:p>
        </text:list-item>
        <text:list-item>
          <text:p text:style-name="P14">Sök</text:p>
        </text:list-item>
        <text:list-item>
          <text:p text:style-name="P14">Lämna ut</text:p>
        </text:list-item>
        <text:list-item>
          <text:p text:style-name="P14">Återlämna</text:p>
        </text:list-item>
        <text:list-item>
          <text:p text:style-name="P14">Fordon </text:p>
        </text:list-item>
      </text:list>
      <text:p text:style-name="P13">Tilläggsfunktionalitet: Vidare kommer även en menyrad finnas med rubrikerna:</text:p>
      <text:list xml:id="list776199304" text:style-name="L2">
        <text:list-item>
          <text:p text:style-name="P15">Om</text:p>
        </text:list-item>
        <text:list-item>
          <text:p text:style-name="P15">Inställningar</text:p>
        </text:list-item>
      </text:list>
      <text:p text:style-name="P13"/>
      <text:p text:style-name="P16">Bokning </text:p>
      <text:p text:style-name="P17">Överst i denna flik väljs start- och slut- datum och tid. Väljs gör de med rullistor. Under detta väljs kategori av fordon vilket listar tillgängliga fordon vid given tid efter att man tryckt ”Sök”. I listan visas fordonstyp, reg. nr., samt start- och slutdatum. Om bokningen är tillgänglig aktiveras en knapp ”Boka” som tar en vidare till ett formulär där kunduppgifter matas in. Därefter ombeds man bekräfta bokningen. </text:p>
      <text:p text:style-name="P17">Tilläggsfunktionalitet: Förslag listas på andra tillgängliga tider om önskad tid och typ ej finns. Körsträcka ska anges vilket ger en prisuppskattning i listningen av bokningar. </text:p>
      <text:p text:style-name="P17"/>
      <text:p text:style-name="P16">Sök</text:p>
      <text:p text:style-name="P17">Överst visas en sökruta där operatören kan mata in data. Till vänster i fliken finns en undermeny där man väljer hur man vill söka på en bokning. T.ex. via bokningsnummer eller personnummer. När man trycker ”Sök” listas de bokningar som överensstämmer och dess start- samt slutdatum, kundens namn och vilket fordon bokningen gäller visas. När man valt ett listval visas utförligare info om aktuellt fordon. Underst finns knapparna ”Visa”, ”Ändra” och ”Ta bort”. ”Visa” ger all info om vald bokning. ”Ändra” skickar vidare en till bokningssidan med aktuella värden inmatade. ”Ta bort” ber om en bekräftelse för att ta bort bokningen.</text:p>
      <text:p text:style-name="P17">Tilläggsfunktionalitet: Under sökrutan finns tre checkrutor för att välja om man vill söka på ”Avslutade”, ”Aktiva” eller ”Kommande” bokningar.</text:p>
      <text:p text:style-name="P8"/>
      <text:p text:style-name="P8">Lämna ut</text:p>
      <text:p text:style-name="P8"><text:span text:style-name="T3">Under denna flik listas dagens bokningar som ej lämnats ut ännu. I listan visas kundnamn, start- samt slutdatum, och vilket fordon det gäller. Längst ner finns knapparna ”Lämna ut”, ”Ändra” samt ”Ta bort”. ”Lämna ut” visar all info om bokningen och ber om en bekräftelse. ”Ändra och ”Ta bort” <text:s/>fungerar som under ”Sök”.</text:span></text:p>
      <text:p text:style-name="P8"><text:span text:style-name="T3">Tilläggsfunktionalitet: Varning ska visas vid för tidig utlämning.</text:span></text:p>
      <text:p text:style-name="P8"/>
      <text:p text:style-name="P8">Återlämna</text:p>
      <text:p text:style-name="P8"><text:span text:style-name="T3">Under denna flik listas aktiva bokningar. I listan visas kundnamn, start- samt slutdatum och vilket fordon det gäller. Längst ner finns knapparna ”Återlämna” och ”Ändra”. ”Återlämna” visar info om bokningen och ber operatören uppdatera trippmätare samt skaderapport för fordonet, avslutas med en bekräftelse. ”Ändra” fungerar som under ”Sök”.</text:span></text:p>
      <text:p text:style-name="P8"><text:span text:style-name="T3">Tilläggsfunktionalitet: Vid återlämning ska uppgifter om kostnad av bokningen baserat på mätarställning ges. Varning ska ges vid för sen återlämning.</text:span></text:p>
      <text:p text:style-name="P8"><text:span text:style-name="T3"/></text:p>
      <text:p text:style-name="P8">Fordon</text:p>
      <text:p text:style-name="P7">Här listas alla fordon med reg. nr. Längst ner finns tre val: ”Info”, ”Lägg till fordon” och ”Ta bort fordon”. ”Info” ger information om fordonet. ”Lägg till fordon” ber en mata in fordonsuppgifter och lägger sedan till ett nytt fordon med angivna uppgifter efter en bekräftelse från operatören. ”Ta bort <text:soft-page-break/>fordon” <text:s/>ber om en bekräftelse från operatören sedan tas fordonet bort från bokningssystemet.</text:p>
      <text:p text:style-name="P7">Tilläggsfunktionalitet: Under ”Info” finns även alternativet att ”Ändra” <text:s/>vilket gör att man kan ändra uppgifterna om fordonet.</text:p>
      <text:p text:style-name="P7"><text:span text:style-name="T4"/></text:p>
      <text:p text:style-name="P7"><text:span text:style-name="T4">Om</text:span></text:p>
      <text:p text:style-name="P7">Tilläggsfunktionalitet: Visar en ruta med information om programversion samt upphovsrättsinformation.</text:p>
      <text:p text:style-name="P7"/>
      <text:p text:style-name="P8">Inställningar</text:p>
      <text:p text:style-name="P7">Tilläggsfunktionalitet: Kunna ange kortaste hyrtid. Kunna ange stationens öppettider. Kunna ange priser för olika kategorier samt milkostnad.</text:p>
      <text:p text:style-name="P10">Systemfunktioner</text:p>
      <text:p text:style-name="P8"/>
      <text:p text:style-name="P8"/>
      <text:p text:style-name="P8"/>
      <text:p text:style-name="P8">Menyrad</text:p>
      <table:table table:name="Tabell1" table:style-name="Tabell1">
        <table:table-column table:style-name="Tabell1.A"/>
        <table:table-column table:style-name="Tabell1.B"/>
        <table:table-column table:style-name="Tabell1.C"/>
        <table:table-header-rows>
          <table:table-row>
            <table:table-cell table:style-name="Tabell1.A1" office:value-type="string">
              <text:p text:style-name="Table_20_Heading">Nr.</text:p>
            </table:table-cell>
            <table:table-cell table:style-name="Tabell1.A1" office:value-type="string">
              <text:p text:style-name="Table_20_Heading">Beskrivning</text:p>
            </table:table-cell>
            <table:table-cell table:style-name="Tabell1.C1" office:value-type="string">
              <text:p text:style-name="Table_20_Heading">Prioritet</text:p>
            </table:table-cell>
          </table:table-row>
        </table:table-header-rows>
        <table:table-row>
          <table:table-cell table:style-name="Tabell1.A2">
            <text:p text:style-name="P21"/>
          </table:table-cell>
          <table:table-cell table:style-name="Tabell1.B2" office:value-type="string">
            <text:p text:style-name="P22">Inställningar - Öppettider</text:p>
            <text:p text:style-name="P23">Ska kunna ange stationens öppettider.</text:p>
          </table:table-cell>
          <table:table-cell table:style-name="Tabell1.C2" office:value-type="float" office:value="2">
            <text:p text:style-name="P21">2</text:p>
          </table:table-cell>
        </table:table-row>
        <table:table-row>
          <table:table-cell table:style-name="Tabell1.A2">
            <text:p text:style-name="P21"/>
          </table:table-cell>
          <table:table-cell table:style-name="Tabell1.B2" office:value-type="string">
            <text:p text:style-name="P22">Inställningar - Kortaste hyrtid</text:p>
            <text:p text:style-name="P23">Ska kunna ange kortaste tid ett fordon får hyras.</text:p>
          </table:table-cell>
          <table:table-cell table:style-name="Tabell1.C2" office:value-type="float" office:value="2">
            <text:p text:style-name="P21">2</text:p>
          </table:table-cell>
        </table:table-row>
        <table:table-row>
          <table:table-cell table:style-name="Tabell1.A2">
            <text:p text:style-name="P21"/>
          </table:table-cell>
          <table:table-cell table:style-name="Tabell1.B2" office:value-type="string">
            <text:p text:style-name="P22">Inställningar - Prissättning</text:p>
            <text:p text:style-name="P23">Ska kunna ange priser för de olika kategorierna samt milkostnad.</text:p>
          </table:table-cell>
          <table:table-cell table:style-name="Tabell1.C4" office:value-type="string">
            <text:p text:style-name="P21">2</text:p>
            <text:p text:style-name="P21"/>
          </table:table-cell>
        </table:table-row>
        <table:table-row>
          <table:table-cell table:style-name="Tabell1.A2">
            <text:p text:style-name="P21"/>
          </table:table-cell>
          <table:table-cell table:style-name="Tabell1.B2" office:value-type="string">
            <text:p text:style-name="P22">Om</text:p>
            <text:p text:style-name="P23">Ska ge information om programversion samt upphovsmän.</text:p>
          </table:table-cell>
          <table:table-cell table:style-name="Tabell1.C2" office:value-type="float" office:value="2">
            <text:p text:style-name="P21">2</text:p>
          </table:table-cell>
        </table:table-row>
      </table:table>
      <text:p text:style-name="P10"><text:toc-mark-start text:id="IMark321759316" text:outline-level="1"/>Lagring av permanent data<text:toc-mark-end text:id="IMark321759316"/></text:p>
      <text:p text:style-name="P8"/>
      <text:p text:style-name="P7">Lagring av data sker med hjälp av databaser (SQLite). En databas för bokningar och en för fordon. Lagring av data kommer ske löpande under programmets gång vid bekräftelser från operatöre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11T12:36:32</meta:creation-date>
    <meta:editing-duration>PT3H41M53S</meta:editing-duration>
    <meta:editing-cycles>27</meta:editing-cycles>
    <meta:generator>OpenOffice.org/3.3$Unix OpenOffice.org_project/330m20$Build-9567</meta:generator>
    <meta:initial-creator>Martin Andersson</meta:initial-creator>
    <dc:date>2012-10-11T17:01:07</dc:date>
    <dc:creator>Martin Andersson</dc:creator>
    <meta:document-statistic meta:table-count="1" meta:image-count="0" meta:object-count="0" meta:page-count="10" meta:paragraph-count="73" meta:word-count="923" meta:character-count="6093"/>
  </office:meta>
</office:document-meta>
</file>